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0"/>
    <style:style style:name="P2" style:family="paragraph" style:parent-style-name="Standard" style:list-style-name="L11"/>
    <style:style style:name="P3" style:family="paragraph" style:parent-style-name="Standard" style:list-style-name="L12"/>
    <style:style style:name="P4" style:family="paragraph" style:parent-style-name="Standard" style:list-style-name="L13"/>
    <style:style style:name="P5" style:family="paragraph" style:parent-style-name="Standard" style:list-style-name="L14"/>
    <style:style style:name="P6" style:family="paragraph" style:parent-style-name="Standard" style:list-style-name="L15"/>
    <style:style style:name="P7" style:family="paragraph" style:parent-style-name="Text_20_body" style:list-style-name="L5"/>
    <style:style style:name="P8" style:family="paragraph" style:parent-style-name="Text_20_body" style:list-style-name="L7"/>
    <style:style style:name="P9" style:family="paragraph" style:parent-style-name="Text_20_body" style:list-style-name="L9"/>
    <style:style style:name="P10" style:family="paragraph" style:parent-style-name="Text_20_body" style:list-style-name="L5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margin-top="0cm" fo:margin-bottom="0cm" fo:text-align="start" style:justify-single-word="false"/>
    </style:style>
    <style:style style:name="P13" style:family="paragraph" style:parent-style-name="Text_20_body" style:list-style-name="L6">
      <style:paragraph-properties fo:margin-top="0cm" fo:margin-bottom="0cm" fo:text-align="start" style:justify-single-word="false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 de cadrage : Modéleur 3D par B-Mesh</text:p>
      <text:p text:style-name="P11"/>
      <text:p text:style-name="P12"><text:span text:style-name="T1">Liste des tâches :</text:span></text:p>
      <text:p text:style-name="P12"><text:span text:style-name="T1"/></text:p>
      <text:p text:style-name="P12"><text:span text:style-name="T1">Algorithme :</text:span></text:p>
      <text:list xml:id="list989454112" text:style-name="L6">
        <text:list-item>
          <text:p text:style-name="P13">Création des inbetween-balls par interpolation </text:p>
        </text:list-item>
        <text:list-item>
          <text:p text:style-name="P13">Génération du premier maillage:<text:line-break/>a) Détermination des limbs en récupérant les joint nodes</text:p>
          <text:p text:style-name="P13">b) Opération de sweeping sur chaque limb</text:p>
          <text:p text:style-name="P13">c) Opération de stitching</text:p>
        </text:list-item>
        <text:list-item>
          <text:p text:style-name="P13">Subdivision du maillage:</text:p>
        </text:list-item>
      </text:list>
      <text:list xml:id="list2032778857" text:style-name="L5">
        <text:list-header>
          <text:p text:style-name="P10">a) Application de Catmull-Clark</text:p>
          <text:p text:style-name="P10">b) Evolution du maillage</text:p>
          <text:p text:style-name="P7">c) Fairing</text:p>
        </text:list-header>
      </text:list>
      <text:p text:style-name="Text_20_body"><text:tab/>4. <text:s/>Trouver des solutions aux limitations de l'algorithme</text:p>
      <text:p text:style-name="Text_20_body"><text:tab/>5. (option) Gestion d'un maillage pour un squelette défini avec des ellipsoïdes</text:p>
      <text:p text:style-name="Text_20_body">Interface graphique :</text:p>
      <text:list xml:id="list1797735105" text:style-name="L9">
        <text:list-item>
          <text:list>
            <text:list-item>
              <text:p text:style-name="P9">Charger un squelette fourni en format txt</text:p>
            </text:list-item>
            <text:list-item>
              <text:p text:style-name="P9">Afficher le squelette de base</text:p>
            </text:list-item>
            <text:list-item>
              <text:p text:style-name="P9">Afficher les inbetween-balls</text:p>
            </text:list-item>
            <text:list-item>
              <text:p text:style-name="P9">Afficher les différents étapes du maillage</text:p>
            </text:list-item>
            <text:list-item>
              <text:p text:style-name="P9">Sauvegarder le maillage généré</text:p>
            </text:list-item>
            <text:list-item>
              <text:p text:style-name="P9">(option) Création interactive d'un squelette</text:p>
            </text:list-item>
          </text:list>
        </text:list-item>
      </text:list>
      <text:p text:style-name="Text_20_body"/>
      <text:p text:style-name="Text_20_body">Objectif :</text:p>
      <text:list xml:id="list1215901920" text:style-name="L7">
        <text:list-item>
          <text:p text:style-name="P8">Réaliser un outil facile et intuitif à utiliser permettant de construire un maillage simple d'un objet articulé 3D, qui fait gagner du temps aux infographistes/artistes.</text:p>
        </text:list-item>
        <text:list-item>
          <text:p text:style-name="P8">Rechercher une amélioration du modèle indiqué dans l'article</text:p>
        </text:list-item>
        <text:list-item>
          <text:p text:style-name="P8">S'habituer à chercher comment résoudre un problème par ses propres moyens</text:p>
        </text:list-item>
        <text:list-item>
          <text:p text:style-name="P8">Livrables à rendre : code du projet avec interface graphique</text:p>
        </text:list-item>
        <text:list-item>
          <text:p text:style-name="P8">Délais : </text:p>
          <text:list>
            <text:list-item>
              <text:p text:style-name="P8">vendredi 29 mai : algorithme qui marche pour un cas simple comme un bonhomme</text:p>
            </text:list-item>
            <text:list-item>
              <text:p text:style-name="P8">mardi 9 juin : algorithme qui marche pour tous les cas</text:p>
            </text:list-item>
            <text:list-item>
              <text:p text:style-name="P8">jeudi 11 ou vendredi 12 juin : fin du projet</text:p>
            </text:list-item>
          </text:list>
        </text:list-item>
      </text:list>
      <text:p text:style-name="Standard"/>
      <text:p text:style-name="Standard">Périmètre :</text:p>
      <text:list xml:id="list2018391264" text:style-name="L10">
        <text:list-item>
          <text:p text:style-name="P1">Fonctionnalités attendues : cf tâches pour IG</text:p>
        </text:list-item>
      </text:list>
      <text:p text:style-name="Standard"/>
      <text:p text:style-name="Standard">Macro-planning :</text:p>
      <text:list xml:id="list1245247460" text:style-name="L11">
        <text:list-item>
          <text:p text:style-name="P2">Lecture et compréhension de l'article</text:p>
        </text:list-item>
        <text:list-item>
          <text:p text:style-name="P2">Clarification des tâches à réaliser durant le projet pour l'algorithme et pour l'IG</text:p>
        </text:list-item>
        <text:list-item>
          <text:p text:style-name="P2">Début de l'implémentation de l'algo et de l'IG avec les tâches simples</text:p>
        </text:list-item>
        <text:list-item>
          <text:p text:style-name="P2"><text:soft-page-break/>Réflexion sur les futurs problèmes auxquels on sera confrontés</text:p>
        </text:list-item>
        <text:list-item>
          <text:p text:style-name="P2">Clarification des étapes les plus complexes de l'algo</text:p>
        </text:list-item>
        <text:list-item>
          <text:p text:style-name="P2">Implémentation des tâches restantes de l'algo </text:p>
        </text:list-item>
        <text:list-item>
          <text:p text:style-name="P2">Amélioration de l'implémentation pour que l'algo fonctionne sur des cas plus complexes</text:p>
        </text:list-item>
      </text:list>
      <text:p text:style-name="Standard"/>
      <text:p text:style-name="Standard"/>
      <text:p text:style-name="Standard">Ressources :</text:p>
      <text:list xml:id="list2178812637" text:style-name="L12">
        <text:list-item>
          <text:p text:style-name="P3">Ordinateurs de l'Ensimag et ordinateurs personnels</text:p>
        </text:list-item>
        <text:list-item>
          <text:p text:style-name="P3">OpenGL, OpenMesh</text:p>
        </text:list-item>
        <text:list-item>
          <text:p text:style-name="P3">Deux étudiants MMIS 2A</text:p>
        </text:list-item>
        <text:list-item>
          <text:p text:style-name="P3">Dépôt GIT</text:p>
        </text:list-item>
        <text:list-item>
          <text:p text:style-name="P3">Trello</text:p>
        </text:list-item>
      </text:list>
      <text:p text:style-name="Standard"/>
      <text:p text:style-name="Standard">Organisation du projet :</text:p>
      <text:list xml:id="list1933890265" text:style-name="L13">
        <text:list-item>
          <text:p text:style-name="P4">Equipe projet : Julien Daval et Omid Ghorreshi, étudiants MMIS 2A</text:p>
        </text:list-item>
        <text:list-item>
          <text:p text:style-name="P4">Equipe étendue : Thomas Delame et Antoine Begault, membres de l'équipe IMAGINE à l'INRIA Rhône-Alpes, encadrants du projet</text:p>
        </text:list-item>
      </text:list>
      <text:p text:style-name="Standard"/>
      <text:p text:style-name="Standard">Communication :</text:p>
      <text:list xml:id="list211327080" text:style-name="L14">
        <text:list-item>
          <text:p text:style-name="P5">Rendez-vous à 10h00 à l'Ensimag </text:p>
        </text:list-item>
        <text:list-item>
          <text:p text:style-name="P5">Déjeuner entre 12h30 et 14h00</text:p>
        </text:list-item>
        <text:list-item>
          <text:p text:style-name="P5">Heures de travail : 10h00-12h30 et 14h00-17h30</text:p>
        </text:list-item>
        <text:list-item>
          <text:p text:style-name="P5">Réunions le mardi et le vendredi avec les encadrants du projet</text:p>
        </text:list-item>
        <text:list-item>
          <text:p text:style-name="P5">Utilisation de Trello pour gérer les tâches à faire, en cours ou déjà finies.</text:p>
        </text:list-item>
      </text:list>
      <text:p text:style-name="Standard"/>
      <text:p text:style-name="Standard">Risques et dépendances :</text:p>
      <text:p text:style-name="Standard"/>
      <text:p text:style-name="Standard">Indicateurs :</text:p>
      <text:list xml:id="list491089905" text:style-name="L15">
        <text:list-item>
          <text:p text:style-name="P6">L'algorithme et l'IG fonctionnent pour tous les squelettes de tests que nous avons</text:p>
        </text:list-item>
        <text:list-item>
          <text:p text:style-name="P6">Le délai du fin du projet a été respec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id </meta:initial-creator>
    <meta:creation-date>2015-05-22T14:30:25</meta:creation-date>
    <dc:date>2015-05-22T16:20:09</dc:date>
    <dc:creator>Omid </dc:creator>
    <meta:editing-duration>PT1H45M45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2" meta:paragraph-count="58" meta:word-count="441" meta:character-count="2599" meta:non-whitespace-character-count="2247"/>
  </office:meta>
</office:document-meta>
</file>